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Noto" svg:font-family="Noto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Noto" fo:font-size="14pt" fo:letter-spacing="normal" fo:language="en" fo:country="US" fo:font-style="normal" fo:font-weight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Noto" fo:font-size="14pt" fo:letter-spacing="-0.011cm" fo:language="en" fo:country="US" fo:font-style="normal" fo:font-weight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Noto" fo:font-size="12pt" fo:letter-spacing="normal" fo:language="en" fo:country="US" fo:font-style="normal" fo:font-weight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63382"/>
    </style:style>
    <style:style style:name="T1" style:family="text">
      <style:text-properties style:font-name="Noto" fo:font-size="14pt" fo:language="en" fo:country="US" fo:font-style="normal" fo:font-weight="bold"/>
    </style:style>
    <style:style style:name="T2" style:family="text">
      <style:text-properties style:font-name="Noto" fo:font-size="14pt" fo:letter-spacing="-0.007cm" fo:language="en" fo:country="US" fo:font-style="normal" fo:font-weight="bold"/>
    </style:style>
    <style:style style:name="T3" style:family="text">
      <style:text-properties style:font-name-asian="Noto" style:font-size-asian="14pt" style:font-style-asian="normal" style:font-weight-asian="bold"/>
    </style:style>
    <style:style style:name="T4" style:family="text">
      <style:text-properties fo:color="#ff0000" style:font-name="Noto" fo:font-size="13pt" fo:language="en" fo:country="US" fo:font-style="normal" fo:font-weight="bold"/>
    </style:style>
    <style:style style:name="T5" style:family="text">
      <style:text-properties fo:color="#ff0000" style:font-name-asian="Noto" style:font-size-asian="13pt" style:font-style-asian="normal" style:font-weight-asian="bold"/>
    </style:style>
    <style:style style:name="T6" style:family="text">
      <style:text-properties fo:font-variant="normal" fo:text-transform="none" fo:color="#2d629c" style:font-name="Noto" fo:font-size="12pt" fo:letter-spacing="-0.007cm" fo:language="en" fo:country="US" fo:font-style="normal" fo:font-weight="bold"/>
    </style:style>
    <style:style style:name="T7" style:family="text">
      <style:text-properties fo:font-variant="normal" fo:text-transform="none" fo:color="#1155cc" style:font-name="Noto" fo:font-size="12pt" fo:letter-spacing="-0.007cm" fo:language="en" fo:country="US" fo:font-style="normal" fo:font-weight="bold"/>
    </style:style>
    <style:style style:name="T8" style:family="text">
      <style:text-properties fo:font-variant="normal" fo:text-transform="none" fo:color="#1155cc" style:font-name="Noto" fo:font-size="14pt" fo:letter-spacing="normal" fo:language="en" fo:country="US" fo:font-style="normal" fo:font-weight="bold"/>
    </style:style>
    <style:style style:name="T9" style:family="text">
      <style:text-properties fo:font-variant="normal" fo:text-transform="none" fo:color="#1155cc" style:font-name="Noto" fo:font-size="13.5pt" fo:letter-spacing="normal" fo:language="en" fo:country="US" fo:font-style="normal" fo:font-weight="bold"/>
    </style:style>
    <style:style style:name="T10" style:family="text">
      <style:text-properties fo:font-variant="normal" fo:text-transform="none" fo:color="#222222" style:font-name="Noto" fo:font-size="14pt" fo:letter-spacing="normal" fo:language="en" fo:country="US" fo:font-style="normal" fo:font-weight="bold"/>
    </style:style>
    <style:style style:name="T11" style:family="text">
      <style:text-properties fo:font-variant="normal" fo:text-transform="none" fo:color="#222222" style:font-name="Noto" fo:font-size="14pt" fo:letter-spacing="normal" fo:language="en" fo:country="US" fo:font-style="normal" fo:font-weight="bold" officeooo:rsid="00163382"/>
    </style:style>
    <style:style style:name="T12" style:family="text">
      <style:text-properties fo:font-variant="normal" fo:text-transform="none" fo:color="#222222" style:font-name="Noto" fo:font-size="13.5pt" fo:letter-spacing="normal" fo:language="en" fo:country="US" fo:font-style="normal" fo:font-weight="bold"/>
    </style:style>
    <style:style style:name="T13" style:family="text">
      <style:text-properties fo:letter-spacing="-0.007cm" style:font-name-asian="Noto" style:font-size-asian="14pt" style:font-style-asian="normal" style:font-weight-asian="bold"/>
    </style:style>
    <style:style style:name="T14" style:family="text">
      <style:text-properties fo:letter-spacing="-0.007cm" style:font-name-asian="Arial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 </text:span><text:span text:style-name="T3">노트북에 </text:span><text:span text:style-name="T1">Install Ubuntu 18.04.4 Desktop Version</text:span></text:p>
      <text:p text:style-name="P1"><text:span text:style-name="T4">*</text:span><text:span text:style-name="T5">포맷 후 </text:span><text:span text:style-name="T4">Ubuntu 18.04 </text:span><text:span text:style-name="T5">설치하는 것 추천</text:span></text:p>
      <text:p text:style-name="P1"> </text:p>
      <text:p text:style-name="P2">2) Install ROS + Gazebo</text:p>
      <text:p text:style-name="P2">&gt; px4 developer guide website</text:p>
      <text:p text:style-name="P2">&gt; select master</text:p>
      <text:p text:style-name="P2">&gt; get install script</text:p>
      <text:p text:style-name="P5"><text:span text:style-name="T7">wget https://raw.githubusercontent.com/PX4/Devguide/master/build_scripts/ubuntu_sim_ros_melodic.sh</text:span></text:p>
      <text:p text:style-name="P2">$ bash ubuntu_sim_ros_melodic.sh</text:p>
      <text:p text:style-name="P2">* geographic_msgs</text:p>
      <text:p text:style-name="P2">$ sudo apt-get install ros-melodic-geographic-msgs</text:p>
      <text:p text:style-name="P2">* future library</text:p>
      <text:p text:style-name="P2">$ pip install future</text:p>
      <text:p text:style-name="P2">* GeographicLib</text:p>
      <text:p text:style-name="P2">$ sudo apt-get install libgeographic-dev</text:p>
      <text:p text:style-name="P2">$ sudo apt-get install geographiclib-tools</text:p>
      <text:p text:style-name="P2">3) Install PX4 Stack</text:p>
      <text:p text:style-name="P2">$ cd ~/</text:p>
      <text:p text:style-name="P6"><text:span text:style-name="T10">$  </text:span><text:span text:style-name="T12">git clone </text:span><text:a xlink:type="simple" xlink:href="https://github.com/PX4/Firmware.git" office:target-frame-name="_blank" xlink:show="new" text:style-name="Internet_20_link" text:visited-style-name="Visited_20_Internet_20_Link"><text:span text:style-name="T9">https://github.com/PX4/</text:span></text:a><text:span text:style-name="T10">Firmware.</text:span><text:span text:style-name="T11">git</text:span><text:span text:style-name="T10">  <text:s text:c="4"/></text:span><text:span text:style-name="T12">-b v1.8.2</text:span></text:p>
      <text:p text:style-name="P2">$ cd ~/Firmware</text:p>
      <text:p text:style-name="P2">$ git submodule update --init --recursive</text:p>
      <text:p text:style-name="P2">$ make posix_sitl_default</text:p>
      <text:p text:style-name="P2">$ make posix_sitl_default sitl_gazebo</text:p>
      <text:p text:style-name="P2">$ cd ~/Firmware</text:p>
      <text:p text:style-name="P2">$ make posix gazebo</text:p>
      <text:p text:style-name="P1"> </text:p>
      <text:p text:style-name="P1"/>
      <text:p text:style-name="P1"><text:soft-page-break/><text:span text:style-name="T1">4) bashrc </text:span><text:span text:style-name="T3">환경설정</text:span></text:p>
      <text:p text:style-name="P2">$ gedit ~/.bashrc</text:p>
      <text:p text:style-name="P2">&gt; add following lines</text:p>
      <text:p text:style-name="P2">cd ~/Firmware</text:p>
      <text:p text:style-name="P3">source Tools/setup_gazebo.bash $(pwd) $(pwd)/build/posix_sitl_</text:p>
      <text:p text:style-name="P4">export ROS_PACKAGE_PATH=$ROS_PACKAGE_</text:p>
      <text:p text:style-name="P2">cd ~/</text:p>
      <text:p text:style-name="P2">5) Install QGroundControl</text:p>
      <text:p text:style-name="P2">&gt; go to QGroundControl website</text:p>
      <text:p text:style-name="P2">&gt; download AppImage (save file)</text:p>
      <text:p text:style-name="P2">$ chmod +x QGroundControl.AppImage</text:p>
      <text:p text:style-name="P2">&gt; double-click run</text:p>
      <text:p text:style-name="P1"> </text:p>
      <text:p text:style-name="P2">6) Install Pycharm Editor</text:p>
      <text:p text:style-name="P2">&gt; download community version (freeware)</text:p>
      <text:p text:style-name="P2">&gt; unzip to home folder</text:p>
      <text:p text:style-name="P2">&gt; make a script for running</text:p>
      <text:p text:style-name="P1"> </text:p>
      <text:p text:style-name="P1"><text:span text:style-name="T1">7) catkin_ws/src</text:span><text:span text:style-name="T3">에 예제파일 </text:span><text:span text:style-name="T1">afa</text:span><text:span text:style-name="T3">를 </text:span><text:span text:style-name="T1">copy</text:span></text:p>
      <text:p text:style-name="P2">$ cd /home/kafa01/catkin_ws</text:p>
      <text:p text:style-name="P2">$ catkin build</text:p>
      <text:p text:style-name="P1"><text:span text:style-name="T1">build succeed </text:span><text:span text:style-name="T3">나오면</text:span></text:p>
      <text:p text:style-name="P2">$ roscd afa</text:p>
      <text:p text:style-name="P2">$ cd run</text:p>
      <text:p text:style-name="P2">$ ./gazebo.sh</text:p>
      <text:p text:style-name="P1">‘<text:span text:style-name="T1">gazebo is ready’</text:span><text:span text:style-name="T3">가 실행되고 </text:span><text:span text:style-name="T1">gazebo</text:span><text:span text:style-name="T3">안에 </text:span><text:span text:style-name="T1">drone</text:span><text:span text:style-name="T3">이 들어 있는지 확인</text:span></text:p>
      <text:p text:style-name="P1"><text:soft-page-break/><text:span text:style-name="T1">8) QGroundControl </text:span><text:span text:style-name="T3">실행하고</text:span><text:span text:style-name="T1">, ‘takeoff’(hold mode),</text:span><text:span text:style-name="T3">실행하여 </text:span><text:span text:style-name="T1">gazebo</text:span><text:span text:style-name="T3">에서</text:span></text:p>
      <text:p text:style-name="P1"><text:span text:style-name="T3">드론의 움직임</text:span><text:span text:style-name="T1">, </text:span><text:span text:style-name="T3">위치 확인</text:span></text:p>
      <text:p text:style-name="P1"><text:span text:style-name="T1">&gt; mission mode </text:span><text:span text:style-name="T3">등 다양한 </text:span><text:span text:style-name="T1">flight mode </text:span><text:span text:style-name="T3">움직임 확인</text:span></text:p>
      <text:p text:style-name="P1"> </text:p>
      <text:p text:style-name="P1"><text:span text:style-name="T1">9) ‘mavros’</text:span><text:span text:style-name="T3">가 실행하여 전달메세지 확인</text:span></text:p>
      <text:p text:style-name="P2">$ roscd afa</text:p>
      <text:p text:style-name="P2">$ cd run</text:p>
      <text:p text:style-name="P2">$ ./mavros.sh</text:p>
      <text:p text:style-name="P1"> </text:p>
      <text:p text:style-name="P1"><text:span text:style-name="T1">10) </text:span><text:span text:style-name="T3">드론에게 다양한 </text:span><text:span text:style-name="T1">demo </text:span><text:span text:style-name="T3">수행명령 하달 확인</text:span></text:p>
      <text:p text:style-name="P2">$ rosrun afa setpoint_position_demo.py</text:p>
      <text:p text:style-name="P1"><text:span text:style-name="T1">&gt; </text:span><text:span text:style-name="T2">QGroundControl ‘hold’</text:span><text:span text:style-name="T13">에서 </text:span><text:span text:style-name="T14">‘</text:span><text:span text:style-name="T2">offboard’ mode </text:span><text:span text:style-name="T13">변경하여 코딩명령 전달</text:span></text:p>
      <text:p text:style-name="P1"><text:span text:style-name="T1">&gt; </text:span><text:span text:style-name="T3">드론의 </text:span><text:span text:style-name="T1">demo </text:span><text:span text:style-name="T3">수행여부 확인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Noto" svg:font-family="Noto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00:31:41.930046945</meta:creation-date>
    <dc:date>2021-01-08T01:48:36.782637514</dc:date>
    <meta:editing-duration>PT6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333" meta:character-count="1637" meta:non-whitespace-character-count="1439"/>
  </office:meta>
</office:document-meta>
</file>